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6c0" officeooo:paragraph-rsid="0011d6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cha: 2018/02/13</text:p>
      <text:p text:style-name="P1"/>
      <text:p text:style-name="P1">Cliente (hipotético): Pablo Callado</text:p>
      <text:p text:style-name="P1"/>
      <text:p text:style-name="P1">Primera idea: una aplicación para que los clientes de mi tienda de artesanía puedan hacer pedidos</text:p>
      <text:p text:style-name="P1"/>
      <text:p text:style-name="P1">Refinamiento: </text:p>
      <text:p text:style-name="P1"><text:tab/>Arquitectura: escritorio</text:p>
      <text:p text:style-name="P1"><text:tab/>Interfaz gráfica: sí</text:p>
      <text:p text:style-name="P1"><text:tab/>Presupuesto: mínimo</text:p>
      <text:p text:style-name="P1"><text:tab/>Cómo hacen los clientes los pedidos: eligen cantidad de cada producto y se les informa del precio final del pedido. Introducen la dirección del envío<text:tab/></text:p>
      <text:p text:style-name="P1"><text:tab/>Pedir confirmación pedido: sí</text:p>
      <text:p text:style-name="P1"><text:tab/>Resguardo del pedido al cliente: sí</text:p>
      <text:p text:style-name="P1"><text:tab/>Funcionalidades extra (no prioritarias):</text:p>
      <text:p text:style-name="P1"><text:tab/><text:tab/>Que informe al artesano del pedido que tiene que realizar (cantidad de materiales por cada pedido)</text:p>
      <text:p text:style-name="P1"><text:tab/><text:tab/>Que se almacene información sobre los pedidos realizados</text:p>
      <text:p text:style-name="P1"><text:tab/><text:tab/><text:tab/>Base de datos: sí</text:p>
      <text:p text:style-name="P1"><text:tab/><text:tab/>Registro y login (user, pass y dirección por defecto)</text:p>
      <text:p text:style-name="P1"><text:tab/><text:tab/><text:tab/>Menú: típico</text:p>
      <text:p text:style-name="P1"><text:tab/><text:tab/><text:tab/>Restablecer contraseña: no</text:p>
      <text:p text:style-name="P1"><text:tab/><text:tab/><text:tab/>Complejidad: mínima</text:p>
      <text:p text:style-name="P1"/>
      <text:p text:style-name="P1">Alcance del proyecto:</text:p>
      <text:p text:style-name="P1"><text:tab/>Mantenimiento posterior: no</text:p>
      <text:p text:style-name="P1"><text:tab/>Instalación: sí</text:p>
      <text:p text:style-name="P1"><text:tab/>Instrucciones de uso: en la demostración de la aplicación (no por escri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8:01:50.381103938</meta:creation-date>
    <meta:generator>LibreOffice/5.1.6.2$Linux_X86_64 LibreOffice_project/10m0$Build-2</meta:generator>
    <dc:date>2018-02-20T18:15:57.995512815</dc:date>
    <meta:editing-duration>PT14M7S</meta:editing-duration>
    <meta:editing-cycles>2</meta:editing-cycles>
    <meta:document-statistic meta:table-count="0" meta:image-count="0" meta:object-count="0" meta:page-count="1" meta:paragraph-count="22" meta:word-count="133" meta:character-count="926" meta:non-whitespace-character-count="785"/>
  </office:meta>
</office:document-meta>
</file>